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屏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屏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屏東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3854" calcext:value-type="float">
            <text:p>3,854</text:p>
          </table:table-cell>
          <table:table-cell table:style-name="ce4" office:value-type="string" calcext:value-type="string">
            <text:p>60.2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里港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塔樓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潮厝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江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鐵店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載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瀰力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高樹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0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樹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榮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司馬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庄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子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三地門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7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社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文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來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地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賽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口社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馬兒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坡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山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霧臺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霧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露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阿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好茶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暮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瑪家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string" calcext:value-type="string">
            <text:p>67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瑪家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凉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排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九如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清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塊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明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水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塊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耆老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洽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鹽埔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9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仕絨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久愛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彭厝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洛陽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長治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62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進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潭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楊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上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榮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繁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繁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繁隆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繁華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華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麟洛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麟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麟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麟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心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道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屏東市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3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楠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連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72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歸心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4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勇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6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蘭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城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空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美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豐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內埔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>
            <text:p>66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田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豐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田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片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樹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老埤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新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隘寮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門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萬丹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社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鐘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全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甘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惠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維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厦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厦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內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加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磚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中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上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泰武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0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平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武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竹田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南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糶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履豐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泗洲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明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萬巒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2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巒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全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寮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硫黃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泗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佐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和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潮州鎮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66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潮州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彭城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0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塊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春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檨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泗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園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仙吉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庄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東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園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洲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龍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房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埔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崁頂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園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社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圍內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洲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越溪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州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塊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米崙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元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埤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埤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打鐵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隆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餉潭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箕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來義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74.6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來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林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丹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樓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望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港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54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關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隆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盛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漁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船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林邊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3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邊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崎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佳冬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冬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根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賴家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建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隆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隆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羌園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燄溫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塭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枋寮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枋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龍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時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開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源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春日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59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9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士文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44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歸崇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枋山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5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枋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加祿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善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獅子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文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埔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丹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林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獅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獅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世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牡丹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62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牡丹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旭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士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車城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統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力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8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射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灣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滿州鄉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54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滿州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5" calcext:value-type="float">
            <text:p>215</text:p>
          </table:table-cell>
          <table:table-cell table:style-name="ce4" office:value-type="string" calcext:value-type="string">
            <text:p>58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里德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响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66" calcext:value-type="float">
            <text:p>166</text:p>
          </table:table-cell>
          <table:table-cell table:style-name="ce4" office:value-type="string" calcext:value-type="string">
            <text:p>55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棚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4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恆春鎮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1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7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網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墾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鵝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琉球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福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漁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福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福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杉福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屏東縣" style:display-name="PageStyle_屏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0</meta:creation-date>
    <meta:initial-creator>Apache POI</meta:initial-creator>
    <meta:generator>LibreOffice/6.0.7.3$Linux_X86_64 LibreOffice_project/00m0$Build-3</meta:generator>
    <meta:document-statistic meta:table-count="1" meta:cell-count="8607" meta:object-count="0"/>
  </office:meta>
</office:document-meta>
</file>